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6"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7" style:family="paragraph" style:parent-style-name="Heading_20_4">
      <style:text-properties style:text-underline-style="none"/>
    </style:style>
    <style:style style:name="P8" style:family="paragraph" style:parent-style-name="Preformatted_20_Text" style:list-style-name="L26"/>
    <style:style style:name="P9" style:family="paragraph" style:parent-style-name="Preformatted_20_Text" style:list-style-name="L27">
      <style:text-properties fo:font-style="italic"/>
    </style:style>
    <style:style style:name="P10" style:family="paragraph" style:parent-style-name="Preformatted_20_Text" style:list-style-name="L28"/>
    <style:style style:name="P11" style:family="paragraph" style:parent-style-name="Preformatted_20_Text" style:list-style-name="L28">
      <style:text-properties officeooo:paragraph-rsid="00226ead"/>
    </style:style>
    <style:style style:name="P12" style:family="paragraph" style:parent-style-name="Preformatted_20_Text" style:list-style-name="L42"/>
    <style:style style:name="P13"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36"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4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5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5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52"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53"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54"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55" style:family="paragraph" style:parent-style-name="Text_20_body" style:list-style-name="L1">
      <style:paragraph-properties fo:margin-top="0.1043in" fo:margin-bottom="0.1043in" loext:contextual-spacing="false"/>
      <style:text-properties officeooo:paragraph-rsid="001dc179"/>
    </style:style>
    <style:style style:name="P56" style:family="paragraph" style:parent-style-name="Text_20_body" style:list-style-name="L3">
      <style:paragraph-properties fo:margin-top="0.1043in" fo:margin-bottom="0.1043in" loext:contextual-spacing="false"/>
      <style:text-properties officeooo:paragraph-rsid="001dc179"/>
    </style:style>
    <style:style style:name="P57" style:family="paragraph" style:parent-style-name="Text_20_body" style:list-style-name="L5">
      <style:paragraph-properties fo:margin-top="0.1043in" fo:margin-bottom="0.1043in" loext:contextual-spacing="false"/>
      <style:text-properties officeooo:paragraph-rsid="001dc179" loext:padding="0in" loext:border="none"/>
    </style:style>
    <style:style style:name="P58" style:family="paragraph" style:parent-style-name="Text_20_body" style:list-style-name="L26">
      <style:paragraph-properties fo:margin-top="0.1043in" fo:margin-bottom="0.1043in" loext:contextual-spacing="false"/>
      <style:text-properties officeooo:paragraph-rsid="001dc179" loext:padding="0in" loext:border="none"/>
    </style:style>
    <style:style style:name="P59"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60" style:family="paragraph" style:parent-style-name="Text_20_body" style:list-style-name="L28">
      <style:paragraph-properties fo:margin-top="0.1043in" fo:margin-bottom="0.1043in" loext:contextual-spacing="false"/>
      <style:text-properties officeooo:paragraph-rsid="001dc179" loext:padding="0in" loext:border="none"/>
    </style:style>
    <style:style style:name="P61" style:family="paragraph" style:parent-style-name="Text_20_body" style:list-style-name="L30">
      <style:paragraph-properties fo:margin-top="0.1043in" fo:margin-bottom="0.1043in" loext:contextual-spacing="false"/>
      <style:text-properties officeooo:paragraph-rsid="001dc179" loext:padding="0in" loext:border="none"/>
    </style:style>
    <style:style style:name="P62" style:family="paragraph" style:parent-style-name="Text_20_body" style:list-style-name="L6">
      <style:paragraph-properties fo:margin-top="0.1043in" fo:margin-bottom="0.1043in" loext:contextual-spacing="false"/>
      <style:text-properties officeooo:paragraph-rsid="001dc179"/>
    </style:style>
    <style:style style:name="P63" style:family="paragraph" style:parent-style-name="Text_20_body" style:list-style-name="L7">
      <style:paragraph-properties fo:margin-top="0.1043in" fo:margin-bottom="0.1043in" loext:contextual-spacing="false"/>
      <style:text-properties officeooo:paragraph-rsid="001dc179"/>
    </style:style>
    <style:style style:name="P64" style:family="paragraph" style:parent-style-name="Text_20_body" style:list-style-name="L8">
      <style:paragraph-properties fo:margin-top="0.1043in" fo:margin-bottom="0.1043in" loext:contextual-spacing="false"/>
      <style:text-properties officeooo:paragraph-rsid="001dc179"/>
    </style:style>
    <style:style style:name="P65" style:family="paragraph" style:parent-style-name="Text_20_body" style:list-style-name="L9">
      <style:paragraph-properties fo:margin-top="0.1043in" fo:margin-bottom="0.1043in" loext:contextual-spacing="false"/>
      <style:text-properties officeooo:paragraph-rsid="001dc179"/>
    </style:style>
    <style:style style:name="P66" style:family="paragraph" style:parent-style-name="Text_20_body" style:list-style-name="L10">
      <style:paragraph-properties fo:margin-top="0.1043in" fo:margin-bottom="0.1043in" loext:contextual-spacing="false"/>
      <style:text-properties officeooo:paragraph-rsid="001dc179"/>
    </style:style>
    <style:style style:name="P67" style:family="paragraph" style:parent-style-name="Text_20_body" style:list-style-name="L12">
      <style:paragraph-properties fo:margin-top="0.1043in" fo:margin-bottom="0.1043in" loext:contextual-spacing="false"/>
      <style:text-properties officeooo:paragraph-rsid="001dc179"/>
    </style:style>
    <style:style style:name="P68" style:family="paragraph" style:parent-style-name="Text_20_body" style:list-style-name="L13">
      <style:paragraph-properties fo:margin-top="0.1043in" fo:margin-bottom="0.1043in" loext:contextual-spacing="false"/>
      <style:text-properties officeooo:paragraph-rsid="001dc179"/>
    </style:style>
    <style:style style:name="P69" style:family="paragraph" style:parent-style-name="Text_20_body" style:list-style-name="L14">
      <style:paragraph-properties fo:margin-top="0.1043in" fo:margin-bottom="0.1043in" loext:contextual-spacing="false"/>
      <style:text-properties officeooo:paragraph-rsid="001dc179"/>
    </style:style>
    <style:style style:name="P70" style:family="paragraph" style:parent-style-name="Text_20_body" style:list-style-name="L15">
      <style:paragraph-properties fo:margin-top="0.1043in" fo:margin-bottom="0.1043in" loext:contextual-spacing="false"/>
      <style:text-properties officeooo:paragraph-rsid="001dc179"/>
    </style:style>
    <style:style style:name="P71" style:family="paragraph" style:parent-style-name="Text_20_body" style:list-style-name="L16">
      <style:paragraph-properties fo:margin-top="0.1043in" fo:margin-bottom="0.1043in" loext:contextual-spacing="false"/>
      <style:text-properties officeooo:paragraph-rsid="001dc179"/>
    </style:style>
    <style:style style:name="P72" style:family="paragraph" style:parent-style-name="Text_20_body" style:list-style-name="L17">
      <style:paragraph-properties fo:margin-top="0.1043in" fo:margin-bottom="0.1043in" loext:contextual-spacing="false"/>
      <style:text-properties officeooo:paragraph-rsid="001dc179"/>
    </style:style>
    <style:style style:name="P73" style:family="paragraph" style:parent-style-name="Text_20_body" style:list-style-name="L18">
      <style:paragraph-properties fo:margin-top="0.1043in" fo:margin-bottom="0.1043in" loext:contextual-spacing="false"/>
      <style:text-properties officeooo:paragraph-rsid="001dc179"/>
    </style:style>
    <style:style style:name="P74" style:family="paragraph" style:parent-style-name="Text_20_body" style:list-style-name="L19">
      <style:paragraph-properties fo:margin-top="0.1043in" fo:margin-bottom="0.1043in" loext:contextual-spacing="false"/>
      <style:text-properties officeooo:paragraph-rsid="001dc179"/>
    </style:style>
    <style:style style:name="P75" style:family="paragraph" style:parent-style-name="Text_20_body" style:list-style-name="L20">
      <style:paragraph-properties fo:margin-top="0.1043in" fo:margin-bottom="0.1043in" loext:contextual-spacing="false"/>
      <style:text-properties officeooo:paragraph-rsid="001dc179"/>
    </style:style>
    <style:style style:name="P76" style:family="paragraph" style:parent-style-name="Text_20_body" style:list-style-name="L21">
      <style:paragraph-properties fo:margin-top="0.1043in" fo:margin-bottom="0.1043in" loext:contextual-spacing="false"/>
      <style:text-properties officeooo:paragraph-rsid="001dc179"/>
    </style:style>
    <style:style style:name="P77" style:family="paragraph" style:parent-style-name="Text_20_body" style:list-style-name="L22">
      <style:paragraph-properties fo:margin-top="0.1043in" fo:margin-bottom="0.1043in" loext:contextual-spacing="false"/>
      <style:text-properties officeooo:paragraph-rsid="001dc179"/>
    </style:style>
    <style:style style:name="P78" style:family="paragraph" style:parent-style-name="Text_20_body" style:list-style-name="L23">
      <style:paragraph-properties fo:margin-top="0.1043in" fo:margin-bottom="0.1043in" loext:contextual-spacing="false"/>
      <style:text-properties officeooo:paragraph-rsid="001dc179"/>
    </style:style>
    <style:style style:name="P79" style:family="paragraph" style:parent-style-name="Text_20_body" style:list-style-name="L2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0" style:family="paragraph" style:parent-style-name="Text_20_body" style:list-style-name="L3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1" style:family="paragraph" style:parent-style-name="Text_20_body" style:list-style-name="L3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2" style:family="paragraph" style:parent-style-name="Text_20_body" style:list-style-name="L3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3"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4"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5"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6"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7" style:family="paragraph" style:parent-style-name="Text_20_body" style:list-style-name="L28">
      <style:paragraph-properties fo:margin-top="0.1043in" fo:margin-bottom="0.1043in" loext:contextual-spacing="false"/>
      <style:text-properties officeooo:paragraph-rsid="001dc179"/>
    </style:style>
    <style:style style:name="P88" style:family="paragraph" style:parent-style-name="Text_20_body" style:list-style-name="L29">
      <style:paragraph-properties fo:margin-top="0.1043in" fo:margin-bottom="0.1043in" loext:contextual-spacing="false"/>
      <style:text-properties officeooo:paragraph-rsid="001dc179"/>
    </style:style>
    <style:style style:name="P89" style:family="paragraph" style:parent-style-name="Text_20_body" style:list-style-name="L30">
      <style:paragraph-properties fo:margin-top="0.1043in" fo:margin-bottom="0.1043in" loext:contextual-spacing="false"/>
      <style:text-properties officeooo:paragraph-rsid="001dc179"/>
    </style:style>
    <style:style style:name="P90" style:family="paragraph" style:parent-style-name="Text_20_body" style:list-style-name="L31">
      <style:paragraph-properties fo:margin-top="0.1043in" fo:margin-bottom="0.1043in" loext:contextual-spacing="false"/>
      <style:text-properties officeooo:paragraph-rsid="001dc179"/>
    </style:style>
    <style:style style:name="P91" style:family="paragraph" style:parent-style-name="Text_20_body" style:list-style-name="L33">
      <style:paragraph-properties fo:margin-top="0.1043in" fo:margin-bottom="0.1043in" loext:contextual-spacing="false"/>
      <style:text-properties officeooo:paragraph-rsid="001dc179"/>
    </style:style>
    <style:style style:name="P92" style:family="paragraph" style:parent-style-name="Text_20_body" style:list-style-name="L35">
      <style:paragraph-properties fo:margin-top="0.1043in" fo:margin-bottom="0.1043in" loext:contextual-spacing="false"/>
      <style:text-properties officeooo:paragraph-rsid="001dc179"/>
    </style:style>
    <style:style style:name="P93" style:family="paragraph" style:parent-style-name="Text_20_body" style:list-style-name="L39">
      <style:paragraph-properties fo:margin-top="0.1043in" fo:margin-bottom="0.1043in" loext:contextual-spacing="false"/>
      <style:text-properties officeooo:paragraph-rsid="001dc179"/>
    </style:style>
    <style:style style:name="P94" style:family="paragraph" style:parent-style-name="Caption" style:list-style-name="L7"/>
    <style:style style:name="P95"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6"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7"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style="italic"/>
    </style:style>
    <style:style style:name="T5" style:family="text">
      <style:text-properties fo:font-style="italic" fo:font-weight="bold"/>
    </style:style>
    <style:style style:name="T6" style:family="text">
      <style:text-properties style:text-position="33% 80%"/>
    </style:style>
    <style:style style:name="T7" style:family="text">
      <style:text-properties officeooo:rsid="001fb20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Basic use </text:p>
      <text:h text:style-name="P13" text:outline-level="2"><text:bookmark text:name="toc-Subsection-4.1"/>4.1 Internet </text:h>
      <text:h text:style-name="P95" text:outline-level="3"><text:bookmark text:name="toc-Subsubsection-4.1.1"/>4.1.1 Web browser </text:h>
      <text:list xml:id="list2942261345" text:style-name="L1">
        <text:list-item>
          <text:p text:style-name="P15">MX Linux comes with the popular browser <text:span text:style-name="T2">Firefox</text:span> installed, which has a terrific set of add-ons to augment the user’s experience.</text:p>
          <text:p text:style-name="P55"><text:a xlink:type="simple" xlink:href="https://www.mozilla.org/" text:style-name="Internet_20_link" text:visited-style-name="Visited_20_Internet_20_Link"><text:span text:style-name="T1">Firefox home page</text:span></text:a><text:span text:style-name="T1"> </text:span></text:p>
          <text:p text:style-name="P55"><text:a xlink:type="simple" xlink:href="https://addons.mozilla.org/en-US/firefox/" text:style-name="Internet_20_link" text:visited-style-name="Visited_20_Internet_20_Link"><text:span text:style-name="T1">Firefox add-ons</text:span></text:a><text:span text:style-name="T1"> </text:span></text:p>
        </text:list-item>
        <text:list-item>
          <text:p text:style-name="P15">Upgrades of Firefox come through the MX Linux repos, and are usually available to users within 24 hours of release. </text:p>
        </text:list-item>
        <text:list-item>
          <text:p text:style-name="P15">Firefox has a sync service that facilitates transferring bookmarks, cookies, etc. from an existing Firefox installation. </text:p>
        </text:list-item>
        <text:list-item>
          <text:p text:style-name="P15">Other browsers are available for easy download and installation via the MX Package Installer. </text:p>
        </text:list-item>
      </text:list>
      <text:h text:style-name="P95" text:outline-level="3" text:is-list-header="true"><text:bookmark text:name="toc-Subsubsection-4.1.2"/>4.1.2 Email </text:h>
      <text:list xml:id="list2548553758" text:style-name="L2">
        <text:list-item>
          <text:p text:style-name="P48"><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16">Other lightweight email clients are available from the repos. </text:p>
        </text:list-item>
      </text:list>
      <text:h text:style-name="P95" text:outline-level="3" text:is-list-header="true"><text:bookmark text:name="toc-Subsubsection-4.1.3"/>4.1.3 Chat </text:h>
      <text:list xml:id="list2952169829" text:style-name="L3">
        <text:list-item>
          <text:p text:style-name="P17">HexChat. This IRC chat program is installed by default in MX Linux, and makes the exchange of text messages easy for the user.</text:p>
          <text:p text:style-name="P56"><text:a xlink:type="simple" xlink:href="https://hexchat.github.io/" text:style-name="Internet_20_link" text:visited-style-name="Visited_20_Internet_20_Link"><text:span text:style-name="T1">HexChat home page</text:span></text:a><text:span text:style-name="T1"> </text:span></text:p>
        </text:list-item>
        <text:list-item>
          <text:p text:style-name="P17">Pidgin. This graphical, modular instant messaging client is capable of using multiple networks at once. MX Package Installer.</text:p>
          <text:p text:style-name="P56"><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2156437307" text:style-name="L4">
        <text:list-item>
          <text:p text:style-name="P49"><text:span text:style-name="T1">Skype. A popular proprietary program for instant messaging as well as voice and video chat. It is cross-platform and can be installed on MX Linux without problem using the </text:span><text:span text:style-name="T3">MX Package Installer &gt; Network</text:span><text:span text:style-name="T1">. It integrates automatically with PulseAudio, which is installed by default. For users wishing to avoid Skype despite its popularity, </text:span><text:a xlink:type="simple" xlink:href="https://www.maketecheasier.com/alternatives-skype-linux/" text:style-name="Internet_20_link" text:visited-style-name="Visited_20_Internet_20_Link"><text:span text:style-name="T1">good alternatives</text:span></text:a><text:span text:style-name="T1"> exist. </text:span></text:p>
        </text:list-item>
      </text:list>
      <text:p text:style-name="P5"><text:span text:style-name="T1"><draw:frame draw:style-name="fr1" draw:name="Image93"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videos/installing-skype" text:style-name="Internet_20_link" text:visited-style-name="Visited_20_Internet_20_Link"><text:span text:style-name="T1">Installing Skype (MX 14.4)</text:span></text:a><text:span text:style-name="T1"> </text:span></text:p>
      <text:list xml:id="list992405405" text:style-name="L5">
        <text:list-item>
          <text:p text:style-name="P50"><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It can be installed with MX Package Installer. </text:span></text:p>
        </text:list-item>
        <text:list-item>
          <text:p text:style-name="P18">Troubleshooting </text:p>
          <text:list>
            <text:list-item>
              <text:p text:style-name="P18">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57"> modprobe -r uvcvideo</text:p>
              <text:p text:style-name="P57"> modprobe uvcvideo </text:p>
            </text:list-item>
            <text:list-item>
              <text:p text:style-name="P18">If your voice is not being picked up, try this:</text:p>
              <text:list>
                <text:list-item>
                  <text:p text:style-name="P18">Sign into Skype, click on Options in the left pane and go to the Sound Devices tab. </text:p>
                </text:list-item>
                <text:list-item>
                  <text:p text:style-name="P18">Click on the button to start a test call. While the call is going on, open PulseAudio Volume Control and go to the Recording tab. </text:p>
                </text:list-item>
                <text:list-item>
                  <text:p text:style-name="P18">Still while the test call is going on - change the Skype input to the Webcam microphone. </text:p>
                </text:list-item>
              </text:list>
            </text:list-item>
          </text:list>
        </text:list-item>
        <text:list-item>
          <text:p text:style-name="P50"><text:a xlink:type="simple" xlink:href="https://www.skype.com/en/" text:style-name="Internet_20_link" text:visited-style-name="Visited_20_Internet_20_Link"><text:span text:style-name="T1">Skype home page</text:span></text:a><text:span text:style-name="T1"> </text:span></text:p>
        </text:list-item>
      </text:list>
      <text:p text:style-name="P4">See also Section 4.10.6 Google Talk. </text:p>
      <text:h text:style-name="P13" text:outline-level="2"><text:bookmark text:name="toc-Subsection-4.2"/><text:soft-page-break/>4.2 Multimedia </text:h>
      <text:p text:style-name="P4">Listed here are some of the many multimedia applications available in MX Linux. Advanced professional applications also exist, and can be found through targeted searches in Synaptic. </text:p>
      <text:h text:style-name="P95" text:outline-level="3"><text:bookmark text:name="toc-Subsubsection-4.2.1"/>4.2.1 Music </text:h>
      <text:p text:style-name="P4"><draw:frame draw:style-name="fr1" draw:name="Image94" text:anchor-type="as-char" svg:width="4.6252in" svg:height="2.4898in" draw:z-index="1"><draw:image xlink:href="../grafix/clememtine.png" xlink:type="simple" xlink:show="embed" xlink:actuate="onLoad" loext:mime-type="image/png"/><svg:title>figure grafix/clememtine.png</svg:title></draw:frame><text:s/></text:p>
      <text:p text:style-name="Caption"><text:span text:style-name="T5">Figure 4-1: Playing a CD track with Clementine</text:span> </text:p>
      <text:list xml:id="list3237118431" text:style-name="L6">
        <text:list-item>
          <text:p text:style-name="P19">Players</text:p>
          <text:list>
            <text:list-item>
              <text:p text:style-name="P19">Clementine. A modern music player and library organizer that can play every source from a CD to a Cloud Service. Installed by default. </text:p>
              <text:p text:style-name="P62"><text:a xlink:type="simple" xlink:href="https://www.clementine-player.org/" text:style-name="Internet_20_link" text:visited-style-name="Visited_20_Internet_20_Link"><text:span text:style-name="T1">Clementine home page</text:span></text:a><text:span text:style-name="T1"> </text:span></text:p>
            </text:list-item>
            <text:list-item>
              <text:p text:style-name="P19">Audacious. A full-featured music player and manager. MX Package Installer.</text:p>
              <text:p text:style-name="P62"><text:a xlink:type="simple" xlink:href="http://audacious-media-player.org/" text:style-name="Internet_20_link" text:visited-style-name="Visited_20_Internet_20_Link"><text:span text:style-name="T1">Audacious home page</text:span></text:a><text:span text:style-name="T1"> </text:span></text:p>
            </text:list-item>
            <text:list-item>
              <text:p text:style-name="P19">DeaDBeeF. A lightweight player with a small memory footprint, robust set of basic features, and a focus on music playback. MX Package Installer.</text:p>
              <text:p text:style-name="P62"><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9">Rippers and editors</text:p>
          <text:list>
            <text:list-item>
              <text:p text:style-name="P19">Asunder. A graphical Audio CD ripper and encoder that can be used to save tracks from Audio CDs. Installed by default.</text:p>
              <text:p text:style-name="P62"><text:soft-page-break/><text:a xlink:type="simple" xlink:href="http://littlesvr.ca/asunder/" text:style-name="Internet_20_link" text:visited-style-name="Visited_20_Internet_20_Link"><text:span text:style-name="T1">Asunder home page</text:span></text:a><text:span text:style-name="T1"> </text:span></text:p>
            </text:list-item>
            <text:list-item>
              <text:p text:style-name="P19">EasyTAG. A simple application for viewing and editing tags in audio files.</text:p>
              <text:p text:style-name="P62"><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95" text:outline-level="3" text:is-list-header="true"><text:bookmark text:name="toc-Subsubsection-4.2.2"/>4.2.2 Video </text:h>
      <text:p text:style-name="P5"><text:span text:style-name="T1"><draw:frame draw:style-name="fr1" draw:name="Image95"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mx-15-enabling-adobe-flash-drm-hulucom-and-other-streaming-media-sites" text:style-name="Internet_20_link" text:visited-style-name="Visited_20_Internet_20_Link"><text:span text:style-name="T1">Enabling Adobe Flash DRM</text:span></text:a><text:span text:style-name="T1"> </text:span></text:p>
      <text:p text:style-name="P1"><text:span text:style-name="T1"><draw:frame draw:style-name="fr1" draw:name="Image96" text:anchor-type="as-char" svg:width="0.6772in" svg:height="0.552in" draw:z-index="3"><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4"><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3732271364" text:style-name="L7">
        <text:list-item>
          <text:p text:style-name="P20">Players</text:p>
          <text:list>
            <text:list-item>
              <text:p text:style-name="P20">VLC. Plays a large range of video and audio formats, DVDs, VCDs, podcasts, and multimedia streams from various network sources. Installed by default. </text:p>
              <text:p text:style-name="P63"><text:a xlink:type="simple" xlink:href="http://www.videolan.org/vlc/" text:style-name="Internet_20_link" text:visited-style-name="Visited_20_Internet_20_Link"><text:span text:style-name="T1">VLC home page</text:span></text:a><text:span text:style-name="T1"> </text:span></text:p>
            </text:list-item>
            <text:list-item>
              <text:p text:style-name="P20">SM Player. A mediaplayer that can play virtually all video and audio formats. MX Package Installer. The related YouTube Browser for SM Player is installed by default.</text:p>
              <text:p text:style-name="P63"><text:a xlink:type="simple" xlink:href="http://smplayer.sourceforge.net/" text:style-name="Internet_20_link" text:visited-style-name="Visited_20_Internet_20_Link"><text:span text:style-name="T1">SMplayer home page</text:span></text:a><text:span text:style-name="T1"> </text:span></text:p>
            </text:list-item>
            <text:list-item>
              <text:p text:style-name="P20">Netflix. Desktop capability of streaming Netflix movies can be acquired by installing Google Chrome from MX Package Installer and simply navigate to the site.</text:p>
              <text:p text:style-name="P63"><text:a xlink:type="simple" xlink:href="https://www.netflix.com/us/" text:style-name="Internet_20_link" text:visited-style-name="Visited_20_Internet_20_Link"><text:span text:style-name="T1">Netflix home page</text:span></text:a><text:span text:style-name="T1"> </text:span></text:p>
            </text:list-item>
          </text:list>
          <text:p text:style-name="P20"><text:soft-page-break/><draw:frame draw:style-name="fr1" draw:name="Image98" text:anchor-type="as-char" svg:width="6.5in" svg:height="5.2083in" draw:z-index="5"><draw:image xlink:href="../grafix/netflix.jpg" xlink:type="simple" xlink:show="embed" xlink:actuate="onLoad" loext:mime-type="image/jpeg"/><svg:title>figure grafix/netflix.jpg</svg:title></draw:frame><text:s/></text:p>
          <text:p text:style-name="P94"><text:span text:style-name="T5">Figure 4-2: Running desktop Netflix in Google Chrome</text:span> </text:p>
        </text:list-item>
        <text:list-item>
          <text:p text:style-name="P20">Rippers and editors</text:p>
          <text:list>
            <text:list-item>
              <text:p text:style-name="P20">HandBrake. A video ripper that is easy to use, fast and simple.</text:p>
              <text:p text:style-name="P63"><text:a xlink:type="simple" xlink:href="https://handbrake.fr/" text:style-name="Internet_20_link" text:visited-style-name="Visited_20_Internet_20_Link"><text:span text:style-name="T1">HandBrake home page</text:span></text:a><text:span text:style-name="T1"> </text:span></text:p>
            </text:list-item>
            <text:list-item>
              <text:p text:style-name="P20">DeVeDe. This utility automatically converts material to formats compatible with audio CD and video DVD standards. </text:p>
              <text:p text:style-name="P63"><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20">DVDStyler. Another good authoring utility. MX Package Installer.</text:p>
              <text:p text:style-name="P63"><text:a xlink:type="simple" xlink:href="http://www.dvdstyler.org/en/" text:style-name="Internet_20_link" text:visited-style-name="Visited_20_Internet_20_Link"><text:span text:style-name="T1">DVDStyler home page</text:span></text:a><text:span text:style-name="T1"> </text:span></text:p>
            </text:list-item>
            <text:list-item>
              <text:p text:style-name="P20">OpenShot. A simple-to-use and feature-rich video editor. MX Package Installer.</text:p>
              <text:p text:style-name="P63"><text:soft-page-break/><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95" text:outline-level="3" text:is-list-header="true"><text:bookmark text:name="toc-Subsubsection-4.2.3"/>4.2.3 Photos </text:h>
      <text:p text:style-name="P4"><draw:frame draw:style-name="fr1" draw:name="Image99" text:anchor-type="as-char" svg:width="7.0835in" svg:height="5.1874in" draw:z-index="6"><draw:image xlink:href="../grafix/mirage.jpg" xlink:type="simple" xlink:show="embed" xlink:actuate="onLoad" loext:mime-type="image/jpeg"/><svg:title>figure grafix/mirage.jpg</svg:title></draw:frame><text:s/></text:p>
      <text:p text:style-name="Caption"><text:span text:style-name="T5">Figure 4-3: Using the crop tool in Mirage</text:span> </text:p>
      <text:list xml:id="list841416236" text:style-name="L8">
        <text:list-item>
          <text:p text:style-name="P21">Mirage. Installed by default in MX Linux, this speedy application is easy to use and allows you to view and edit digital photos. <text:span text:style-name="T2">HINT</text:span>: a much better crop tool is available by right-clicking an image &gt; Open with &gt; Shotwell Viewer.</text:p>
          <text:p text:style-name="P64"><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21">Fotoxx. This fast application allows easy photo editing and collection management. </text:p>
          <text:p text:style-name="P64"><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21">mtPaint. An easily learned application for creating pixel art and manipulating digital photos.</text:p>
          <text:p text:style-name="P64"><text:soft-page-break/><text:a xlink:type="simple" xlink:href="http://mtpaint.sourceforge.net/" text:style-name="Internet_20_link" text:visited-style-name="Visited_20_Internet_20_Link"><text:span text:style-name="T1">Hyperlink: mtPaint home page</text:span></text:a><text:span text:style-name="T1"> </text:span></text:p>
        </text:list-item>
        <text:list-item>
          <text:p text:style-name="P21">GIMP. The premier image manipulation package for Linux. Help (<text:span text:style-name="T2">gimp-help</text:span>) must be installed separately, and is available in many languages. Basic package installed by default, full available from MX Package Installer.</text:p>
          <text:p text:style-name="P64"><text:a xlink:type="simple" xlink:href="http://www.gimp.org/" text:style-name="Internet_20_link" text:visited-style-name="Visited_20_Internet_20_Link"><text:span text:style-name="T1">GIMP home page</text:span></text:a><text:span text:style-name="T1"> </text:span></text:p>
        </text:list-item>
      </text:list>
      <text:h text:style-name="P95" text:outline-level="3" text:is-list-header="true"><text:bookmark text:name="toc-Subsubsection-4.2.4"/>4.2.4 Screencasting </text:h>
      <text:p text:style-name="P4"><draw:frame draw:style-name="fr1" draw:name="Image100" text:anchor-type="as-char" svg:width="4.0102in" svg:height="4.7811in" draw:z-index="7"><draw:image xlink:href="../grafix/simplescreenrecorder.png" xlink:type="simple" xlink:show="embed" xlink:actuate="onLoad" loext:mime-type="image/png"/><svg:title>figure grafix/simplescreenrecorder.png</svg:title></draw:frame><text:s/></text:p>
      <text:p text:style-name="Caption"><text:span text:style-name="T5">Figure 4-4: Main screen of SimpleScreenRecorder</text:span> </text:p>
      <text:list xml:id="list2781908085" text:style-name="L9">
        <text:list-item>
          <text:p text:style-name="P22">SimpleScreenRecorder. A simple but powerful program to record programs and games. MX Package Installer.</text:p>
          <text:p text:style-name="P65"><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22">RecordMyDesktop. Captures audio-video data of a linux desktop session. MX Package Installer.</text:p>
          <text:p text:style-name="P65"><text:soft-page-break/><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95" text:outline-level="3" text:is-list-header="true"><text:bookmark text:name="toc-Subsubsection-4.2.5"/>4.2.5 Illustrations </text:h>
      <text:list xml:id="list448966484" text:style-name="L10">
        <text:list-item>
          <text:p text:style-name="P23">Pinta. This easy to use drawing/editing program provides a simplified method to create and manipulate images. </text:p>
          <text:p text:style-name="P66"><text:a xlink:type="simple" xlink:href="http://pinta-project.com/" text:style-name="Internet_20_link" text:visited-style-name="Visited_20_Internet_20_Link"><text:span text:style-name="T1">Pinta home page</text:span></text:a><text:span text:style-name="T1"> </text:span></text:p>
        </text:list-item>
        <text:list-item>
          <text:p text:style-name="P23">LibreOffice Draw. Diagrams, drawings and pictures can be created and modified with this application.</text:p>
          <text:p text:style-name="P66"><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23">Inkscape. This illustration editor has everything needed to create professional-quality computer art. MX Package Installer.</text:p>
          <text:p text:style-name="P66"><text:a xlink:type="simple" xlink:href="https://inkscape.org/en/" text:style-name="Internet_20_link" text:visited-style-name="Visited_20_Internet_20_Link"><text:span text:style-name="T1">Inkscape home page</text:span></text:a><text:span text:style-name="T1"> </text:span></text:p>
        </text:list-item>
      </text:list>
      <text:h text:style-name="P13" text:outline-level="2" text:is-list-header="true"><text:bookmark text:name="toc-Subsection-4.3"/>4.3 Office </text:h>
      <text:h text:style-name="P95" text:outline-level="3"><text:bookmark text:name="toc-Subsubsection-4.3.1"/>4.3.1 Office suite </text:h>
      <text:p text:style-name="P4">MX Linux comes with a great free office suite called LibreOffice, which is the Linux equivalent and near drop-in replacement for Microsoft Office<text:span text:style-name="T6">®</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8"><draw:image xlink:href="../grafix/LO.png" xlink:type="simple" xlink:show="embed" xlink:actuate="onLoad" loext:mime-type="image/png"/><svg:title>figure grafix/LO.png</svg:title></draw:frame><text:s/></text:p>
      <text:p text:style-name="Caption"><text:span text:style-name="T5">Figure 4-5: Main dashboard in LibreOffice</text:span> </text:p>
      <text:list xml:id="list825188440" text:style-name="L11">
        <text:list-item>
          <text:p text:style-name="P24">Installed by default.</text:p>
          <text:list>
            <text:list-item>
              <text:p text:style-name="P24">Word Processor: LibreOffice Writer. An advanced word processor compatible with .doc and .docx files. </text:p>
            </text:list-item>
            <text:list-item>
              <text:p text:style-name="P24">Spreadsheet: LibreOffice Calc. An advanced spreadsheet compatible with .xls and .xlsx files. </text:p>
            </text:list-item>
            <text:list-item>
              <text:p text:style-name="P24">Presentation: LibreOffice Impress. Used for presentations, etc., compatible with .ppt and .pptx files. </text:p>
            </text:list-item>
            <text:list-item>
              <text:p text:style-name="P24">Draw: LibreOffice Draw. Used to create graphics and diagrams. </text:p>
            </text:list-item>
            <text:list-item>
              <text:p text:style-name="P24">Math: LibreOffice Math. Used for for mathematical equations. </text:p>
            </text:list-item>
            <text:list-item>
              <text:p text:style-name="P24">Base: LibreOffice Base. Used to create and manipulate databases. If using this application to create or use databases in the native LibreOffice format, you must also install <text:span text:style-name="T2">libreoffice-sdbc-hsqldb </text:span>matched to your LO version. </text:p>
            </text:list-item>
          </text:list>
        </text:list-item>
      </text:list>
      <text:h text:style-name="P95" text:outline-level="3" text:is-list-header="true"><text:bookmark text:name="toc-Subsubsection-4.3.2"/><text:soft-page-break/>4.3.2 Office finances </text:h>
      <text:list xml:id="list2089503667" text:style-name="L12">
        <text:list-item>
          <text:p text:style-name="P25">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67"><text:a xlink:type="simple" xlink:href="http://gnucash.org/" text:style-name="Internet_20_link" text:visited-style-name="Visited_20_Internet_20_Link"><text:span text:style-name="T1">GnuCash home page</text:span></text:a><text:span text:style-name="T1"> </text:span></text:p>
        </text:list-item>
      </text:list>
      <text:p text:style-name="P4"><draw:frame draw:style-name="fr1" draw:name="Image102" text:anchor-type="as-char" svg:width="6.5626in" svg:height="4.4272in" draw:z-index="9"><draw:image xlink:href="../grafix/gnuCashNewAccount.png" xlink:type="simple" xlink:show="embed" xlink:actuate="onLoad" loext:mime-type="image/png"/><svg:title>figure grafix/gnuCashNewAccount.png</svg:title></draw:frame><text:s/></text:p>
      <text:p text:style-name="Caption"><text:span text:style-name="T5">Figure 4-6: New account in GnuCash</text:span> </text:p>
      <text:h text:style-name="P95" text:outline-level="3"><text:bookmark text:name="toc-Subsubsection-4.3.3"/>4.3.3 PDF </text:h>
      <text:list xml:id="list2668990986" text:style-name="L13">
        <text:list-item>
          <text:p text:style-name="P26">QPDFview. A fast and lightweight viewer that includes a number of basic tools. Installed by default.</text:p>
          <text:p text:style-name="P68"><text:a xlink:type="simple" xlink:href="https://launchpad.net/qpdfview" text:style-name="Internet_20_link" text:visited-style-name="Visited_20_Internet_20_Link"><text:span text:style-name="T1">QpdfView home page</text:span></text:a><text:span text:style-name="T1"> </text:span></text:p>
        </text:list-item>
        <text:list-item>
          <text:p text:style-name="P26">Adobe Reader for Linux offers greater functionality (such as commenting or form filling). MX Package Installer (under Office).</text:p>
          <text:p text:style-name="P68"><text:soft-page-break/><text:a xlink:type="simple" xlink:href="http://www.adobe.com/products/reader.html" text:style-name="Internet_20_link" text:visited-style-name="Visited_20_Internet_20_Link"><text:span text:style-name="T1">Adobe Reader home page</text:span></text:a><text:span text:style-name="T1"> </text:span></text:p>
        </text:list-item>
        <text:list-item>
          <text:p text:style-name="P26">PDFShuffler makes simple the reordering, deleting and adding of PDF pages. Installed by default.</text:p>
          <text:p text:style-name="P68"><text:a xlink:type="simple" xlink:href="http://pdfshuffler.sourceforge.net/" text:style-name="Internet_20_link" text:visited-style-name="Visited_20_Internet_20_Link"><text:span text:style-name="T1">PDFShuffler home page</text:span></text:a><text:span text:style-name="T1"> </text:span></text:p>
        </text:list-item>
        <text:list-item>
          <text:p text:style-name="P26">gscan2pdf is a handy method of scanning documents to PDF in addition to serving general scanning needs. Installed by default <text:span text:style-name="T7">(see </text:span><text:a xlink:type="simple" xlink:href="http://MX/antiX%20Wiki:%20gscan2pdf" text:style-name="Internet_20_link" text:visited-style-name="Visited_20_Internet_20_Link"><text:span text:style-name="T7">MX/antix Wiki</text:span></text:a><text:span text:style-name="T7">)</text:span>. </text:p>
          <text:p text:style-name="P68"><text:a xlink:type="simple" xlink:href="http://gscan2pdf.sourceforge.net/" text:style-name="Internet_20_link" text:visited-style-name="Visited_20_Internet_20_Link"><text:span text:style-name="T1">gscan2pdf home page</text:span></text:a><text:span text:style-name="T1"> <text:s/></text:span></text:p>
        </text:list-item>
        <text:list-item>
          <text:p text:style-name="P51"><text:span text:style-name="T1">For other functions (e.g., creating a PDF form), see </text:span><text:a xlink:type="simple" xlink:href="https://mxlinux.org/wiki/applications/pdf" text:style-name="Internet_20_link" text:visited-style-name="Visited_20_Internet_20_Link"><text:span text:style-name="T1">MX/antiX Wiki: PDF</text:span></text:a><text:span text:style-name="T1">. </text:span></text:p>
        </text:list-item>
      </text:list>
      <text:h text:style-name="P95" text:outline-level="3" text:is-list-header="true"><text:bookmark text:name="toc-Subsubsection-4.3.4"/>4.3.4 Desktop publication </text:h>
      <text:list xml:id="list377179850" text:style-name="L14">
        <text:list-item>
          <text:p text:style-name="P27">Scribus. Professional page layout that produces press-ready output. Available via MX Package Installer.</text:p>
          <text:p text:style-name="P69"><text:a xlink:type="simple" xlink:href="http://www.scribus.net/canvas/Scribus" text:style-name="Internet_20_link" text:visited-style-name="Visited_20_Internet_20_Link"><text:span text:style-name="T1">Scribus home page</text:span></text:a><text:span text:style-name="T1"> </text:span></text:p>
        </text:list-item>
      </text:list>
      <text:h text:style-name="P95" text:outline-level="3" text:is-list-header="true"><text:bookmark text:name="toc-Subsubsection-4.3.5"/>4.3.5 Video meeting and remote desktop </text:h>
      <text:list xml:id="list219020583" text:style-name="L15">
        <text:list-item>
          <text:p text:style-name="P28">TeamViewer. Cross-platform application for Remote Support and Online Meetings. Free for private use. </text:p>
          <text:p text:style-name="P70"><text:a xlink:type="simple" xlink:href="https://www.teamviewer.com/en/" text:style-name="Internet_20_link" text:visited-style-name="Visited_20_Internet_20_Link"><text:span text:style-name="T1">TeamViewer home page</text:span></text:a><text:span text:style-name="T1"> </text:span></text:p>
        </text:list-item>
      </text:list>
      <text:h text:style-name="P13" text:outline-level="2" text:is-list-header="true"><text:bookmark text:name="toc-Subsection-4.4"/>4.4 Home </text:h>
      <text:h text:style-name="P95" text:outline-level="3"><text:bookmark text:name="toc-Subsubsection-4.4.1"/>4.4.1 Finances </text:h>
      <text:list xml:id="list3684772139" text:style-name="L16">
        <text:list-item>
          <text:p text:style-name="P29"><text:span text:style-name="T2">Grisbi</text:span> is very useful for the home. It can import QIF/QFX files, and has an intuitive interface.</text:p>
          <text:p text:style-name="P71"><text:a xlink:type="simple" xlink:href="http://www.grisbi.org/" text:style-name="Internet_20_link" text:visited-style-name="Visited_20_Internet_20_Link"><text:span text:style-name="T1">Grisbi home page</text:span></text:a><text:span text:style-name="T1"> </text:span></text:p>
        </text:list-item>
      </text:list>
      <text:h text:style-name="P95" text:outline-level="3" text:is-list-header="true"><text:bookmark text:name="toc-Subsubsection-4.4.2"/>4.4.2 Media Center </text:h>
      <text:list xml:id="list2810849502" text:style-name="L17">
        <text:list-item>
          <text:p text:style-name="P30">Kodi Entertainment Center (formerly XBMC) allows users to play and view most videos, music, podcasts, and all common digital media files from local and network storage media.</text:p>
          <text:p text:style-name="P72"><text:soft-page-break/><text:a xlink:type="simple" xlink:href="http://kodi.tv/" text:style-name="Internet_20_link" text:visited-style-name="Visited_20_Internet_20_Link"><text:span text:style-name="T1">Kodi home page</text:span></text:a><text:span text:style-name="T1"> </text:span></text:p>
          <text:p text:style-name="P72"><text:a xlink:type="simple" xlink:href="http://kodi.wiki/" text:style-name="Internet_20_link" text:visited-style-name="Visited_20_Internet_20_Link"><text:span text:style-name="T1">Kodi Wiki</text:span></text:a><text:span text:style-name="T1"> </text:span></text:p>
        </text:list-item>
      </text:list>
      <text:h text:style-name="P95" text:outline-level="3" text:is-list-header="true"><text:bookmark text:name="toc-Subsubsection-4.4.3"/>4.4.3 Organization </text:h>
      <text:list xml:id="list4217641919" text:style-name="L18">
        <text:list-item>
          <text:p text:style-name="P31">Notes. This handy Xfce plugin (<text:span text:style-name="T2">xfce4-notes-plugin</text:span>) allows you to create and organize sticky notes for your desktop.</text:p>
          <text:p text:style-name="P73"><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31">Osmo. Nice compact application that includes calendar, tasks, contacts and notes.</text:p>
          <text:p text:style-name="P73"><text:a xlink:type="simple" xlink:href="http://clayo.org/osmo/" text:style-name="Internet_20_link" text:visited-style-name="Visited_20_Internet_20_Link"><text:span text:style-name="T1">Osmo home page</text:span></text:a><text:span text:style-name="T1"> </text:span></text:p>
        </text:list-item>
        <text:list-item>
          <text:p text:style-name="P31">Lightning calendar. Integrated with Thunderbird. </text:p>
        </text:list-item>
      </text:list>
      <text:p text:style-name="P4"><draw:frame draw:style-name="fr1" draw:name="Image103" text:anchor-type="as-char" svg:width="4.1874in" svg:height="5.5835in" draw:z-index="10"><draw:image xlink:href="../grafix/Osmo.png" xlink:type="simple" xlink:show="embed" xlink:actuate="onLoad" loext:mime-type="image/png"/><svg:title>figure grafix/Osmo.png</svg:title></draw:frame><text:s/></text:p>
      <text:p text:style-name="Caption"><text:soft-page-break/><text:span text:style-name="T5">Figure 4-7: The personal information manager Osmo</text:span> </text:p>
      <text:h text:style-name="P13" text:outline-level="2"><text:bookmark text:name="toc-Subsection-4.5"/>4.5 Security </text:h>
      <text:h text:style-name="P95" text:outline-level="3"><text:bookmark text:name="toc-Subsubsection-4.5.1"/>4.5.1 Firewall </text:h>
      <text:list xml:id="list2910549046" text:style-name="L19">
        <text:list-item>
          <text:p text:style-name="P32">Gufw. A personal firewall configuration utility that makes it easier for the user to configure the firewall. Installed by default.</text:p>
          <text:p text:style-name="P74"><text:a xlink:type="simple" xlink:href="http://gufw.org/" text:style-name="Internet_20_link" text:visited-style-name="Visited_20_Internet_20_Link"><text:span text:style-name="T1">Gufw home page</text:span></text:a><text:span text:style-name="T1"> </text:span></text:p>
          <text:p text:style-name="P74"><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95" text:outline-level="3" text:is-list-header="true"><text:bookmark text:name="toc-Subsubsection-4.5.2"/>4.5.2 Antivirus </text:h>
      <text:list xml:id="list3334097532" text:style-name="L20">
        <text:list-item>
          <text:p text:style-name="P33">ClamAV. Useful to stop Linux users from unknowingly passing virus-infected emails and other documents to susceptible Windows users.</text:p>
          <text:p text:style-name="P75"><text:a xlink:type="simple" xlink:href="https://sourceforge.net/projects/clamav/" text:style-name="Internet_20_link" text:visited-style-name="Visited_20_Internet_20_Link"><text:span text:style-name="T1">ClamAV home page</text:span></text:a><text:span text:style-name="T1"> </text:span></text:p>
        </text:list-item>
      </text:list>
      <text:h text:style-name="P95" text:outline-level="3" text:is-list-header="true"><text:bookmark text:name="toc-Subsubsection-4.5.3"/>4.5.3 AntiRootkit </text:h>
      <text:list xml:id="list2916546784" text:style-name="L21">
        <text:list-item>
          <text:p text:style-name="P34">chkrootkit. This application scans systems for known and unknown rootkits, backdoors, sniffers and exploits.</text:p>
          <text:p text:style-name="P76"><text:a xlink:type="simple" xlink:href="http://www.chkrootkit.org/" text:style-name="Internet_20_link" text:visited-style-name="Visited_20_Internet_20_Link"><text:span text:style-name="T1">chkrootkit home page</text:span></text:a><text:span text:style-name="T1"> </text:span></text:p>
        </text:list-item>
      </text:list>
      <text:h text:style-name="P95" text:outline-level="3" text:is-list-header="true"><text:bookmark text:name="toc-Subsubsection-4.5.4"/>4.5.4 Password protection </text:h>
      <text:list xml:id="list1807599607" text:style-name="L22">
        <text:list-item>
          <text:p text:style-name="P52"><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35">KeePassX. A password manager or safe that helps you to manage your passwords in a secure way. Available via MX Package Installer.</text:p>
          <text:p text:style-name="P77"><text:a xlink:type="simple" xlink:href="http://www.keepassx.org/" text:style-name="Internet_20_link" text:visited-style-name="Visited_20_Internet_20_Link"><text:span text:style-name="T1">KeePassX home page</text:span></text:a><text:span text:style-name="T1"> </text:span></text:p>
        </text:list-item>
      </text:list>
      <text:h text:style-name="P95" text:outline-level="3" text:is-list-header="true"><text:bookmark text:name="toc-Subsubsection-4.5.5"/>4.5.5 Web access </text:h>
      <text:list xml:id="list1514652668" text:style-name="L23">
        <text:list-item>
          <text:p text:style-name="P36">Dansguardian. Provides a flexible method of filtering web access for kids according to your needs.</text:p>
          <text:p text:style-name="P78"><text:soft-page-break/><text:a xlink:type="simple" xlink:href="http://dansguardian.org/" text:style-name="Internet_20_link" text:visited-style-name="Visited_20_Internet_20_Link"><text:span text:style-name="T1">Dansguardian home page</text:span></text:a><text:span text:style-name="T1"> </text:span></text:p>
        </text:list-item>
      </text:list>
      <text:p text:style-name="P4"><draw:frame draw:style-name="fr1" draw:name="Image104" text:anchor-type="as-char" svg:width="5in" svg:height="3.75in" draw:z-index="11"><draw:image xlink:href="../grafix/dansguardian.jpg" xlink:type="simple" xlink:show="embed" xlink:actuate="onLoad" loext:mime-type="image/jpeg"/><svg:title>figure grafix/dansguardian.jpg</svg:title></draw:frame><text:s/></text:p>
      <text:p text:style-name="Caption"><text:span text:style-name="T5">Figure 4-8: Web filter in action on Dansguardian</text:span> </text:p>
      <text:h text:style-name="P14" text:outline-level="2"><text:bookmark text:name="toc-Subsection-4.6"/>4.6 Accessibility </text:h>
      <text:p text:style-name="P3">Various open-source utilities exist for MX Linux users with disabilities by virtue of Xfce4 tools. </text:p>
      <text:list xml:id="list1389571765" text:style-name="L24">
        <text:list-item>
          <text:p text:style-name="P79">Click Start menu &gt; Settings &gt; Accessibility, and tick Enable Assistive Technologies. </text:p>
        </text:list-item>
        <text:list-item>
          <text:p text:style-name="P79">Change the available options to suit your liking. </text:p>
        </text:list-item>
      </text:list>
      <text:p text:style-name="P5"><text:span text:style-name="T1">MORE: </text:span><text:a xlink:type="simple" xlink:href="http://docs.xfce.org/xfce/xfce4-settings/accessibility" text:style-name="Internet_20_link" text:visited-style-name="Visited_20_Internet_20_Link"><text:span text:style-name="T1">Xfce4 documentation</text:span></text:a><text:span text:style-name="T1"> </text:span></text:p>
      <text:h text:style-name="P13" text:outline-level="2"><text:bookmark text:name="toc-Subsection-4.7"/>4.7 System </text:h>
      <text:h text:style-name="P95" text:outline-level="3"><text:bookmark text:name="toc-Subsubsection-4.7.1"/>4.7.1 Get root privileges </text:h>
      <text:p text:style-name="P4">There are two ways to obtain root (AKA administrator, superuser) privileges that you need to make system changes (e.g., installing software) using a terminal. </text:p>
      <text:list xml:id="list3722883887" text:style-name="L25">
        <text:list-item>
          <text:p text:style-name="P37">su: requires the root password and grants privileges for entire terminal session </text:p>
        </text:list-item>
        <text:list-item>
          <text:p text:style-name="P37">sudo: requires your user password and grants privileges for a single command </text:p>
        </text:list-item>
      </text:list>
      <text:p text:style-name="P4"><text:soft-page-break/>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draw:frame draw:style-name="fr1" draw:name="Image105" text:anchor-type="as-char" svg:width="5.0626in" svg:height="4.2917in" draw:z-index="12"><draw:image xlink:href="../grafix/enter_root.png" xlink:type="simple" xlink:show="embed" xlink:actuate="onLoad" loext:mime-type="image/png"/><svg:title>figure grafix/enter_root.png</svg:title></draw:frame><text:s/></text:p>
      <text:p text:style-name="Caption"><text:span text:style-name="T5">Figure 4-9: Dialog box for root password, showing that it will be saved</text:span> </text:p>
      <text:p text:style-name="P2">The next time during the same session that you launch an application needing root privileges, you will see another dialog box telling you that they have been granted without the need for you to enter the password again. If you want to change that default behavior, uncheck “Remember password” the next time you see it. </text:p>
      <text:h text:style-name="P95" text:outline-level="3"><text:bookmark text:name="toc-Subsubsection-4.7.2"/><text:soft-page-break/>4.7.2 Get hardware specs </text:h>
      <text:list xml:id="list3355647607" text:style-name="L26">
        <text:list-item>
          <text:p text:style-name="P38">Click <text:span text:style-name="T2">Start menu &gt; System &gt; System Profiler and Benchmark</text:span> for a nice graphic display that includes the results of various tests. </text:p>
        </text:list-item>
        <text:list-item>
          <text:p text:style-name="P38">Open a terminal and enter this command:</text:p>
          <text:p text:style-name="P8"><text:s/>inxi -F </text:p>
          <text:p text:style-name="P58">See Section 6.5 for the many other features of inxi. </text:p>
        </text:list-item>
      </text:list>
      <text:h text:style-name="P96"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190192085" text:style-name="L27">
        <text:list-item>
          <text:p text:style-name="P39">Thunar </text:p>
          <text:list>
            <text:list-item>
              <text:p text:style-name="P39">Navigate to the file or folder (target of the link) that you want to point to from another location or under another name </text:p>
            </text:list-item>
            <text:list-item>
              <text:p text:style-name="P39">Right-click what you want to link &gt; Create Symlink, and a symlink is created where you currently are </text:p>
            </text:list-item>
            <text:list-item>
              <text:p text:style-name="P39">Right-click the new symlink &gt; Cut </text:p>
            </text:list-item>
            <text:list-item>
              <text:p text:style-name="P39">Navigate to where you want the link to be, right-click an open area&gt; Paste. Change if desired the link name. </text:p>
            </text:list-item>
          </text:list>
        </text:list-item>
        <text:list-item>
          <text:p text:style-name="P39">Command line: Open a terminal and type: </text:p>
          <text:p text:style-name="P9">ln -s TargetFileOrFolder LinkName </text:p>
          <text:list>
            <text:list-item>
              <text:p text:style-name="P39">Be sure to include full path as well as file/folder names. </text:p>
            </text:list-item>
            <text:list-item>
              <text:p text:style-name="P39">The -s switch indicates that a symbolic link and not a hard link (that points directly to data) is being created. </text:p>
            </text:list-item>
            <text:list-item>
              <text:p text:style-name="P39">For example, to symlink a file named “foo” in your Downloads folder to your Documents folder, enter this:</text:p>
              <text:p text:style-name="P59"> <text:span text:style-name="T4">ln -s ~/Downloads/foo ~/Documents/foo </text:span></text:p>
            </text:list-item>
          </text:list>
        </text:list-item>
      </text:list>
      <text:h text:style-name="P95" text:outline-level="3" text:is-list-header="true"><text:bookmark text:name="toc-Subsubsection-4.7.4"/><text:soft-page-break/>4.7.4 Find files and folders </text:h>
      <text:h text:style-name="Heading_20_4" text:outline-level="4">GUI</text:h>
      <text:p text:style-name="P4"><draw:frame draw:style-name="fr1" draw:name="Image106" text:anchor-type="as-char" svg:width="3.9583in" svg:height="2.5728in" draw:z-index="13"><draw:image xlink:href="../grafix/FileSearch.png" xlink:type="simple" xlink:show="embed" xlink:actuate="onLoad" loext:mime-type="image/png"/><svg:title>figure grafix/FileSearch.png</svg:title></draw:frame><text:s/></text:p>
      <text:p text:style-name="Caption"><text:span text:style-name="T5">Figure 4-10: Search screen of Catfish</text:span> </text:p>
      <text:p text:style-name="P2"><text:span text:style-name="T2">Catfish</text:span> is installed by default in MX Linux, and can be launched from the <text:span text:style-name="T2">Start menu &gt; Accessories</text:span>. 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1915510716" text:style-name="L28">
        <text:list-item>
          <text:p text:style-name="P40">locate. For each given pattern, locate searches one or more databases of file names and displays the ones that contain the pattern. For example, typing: </text:p>
          <text:list>
            <text:list-header>
              <text:p text:style-name="P10">locate firefox </text:p>
            </text:list-header>
          </text:list>
          <text:p text:style-name="P87"><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87"><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40">whereis.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0">whereis firefox </text:p>
            </text:list-header>
          </text:list>
          <text:p text:style-name="P60">will return a much shorter list something like this: </text:p>
          <text:list text:continue-numbering="true">
            <text:list-header>
              <text:p text:style-name="P11"><text:soft-page-break/>firefox: /usr/bin/firefox /etc/firefox /usr/lib/firefox </text:p>
              <text:p text:style-name="P10">/usr/bin/X11/firefox /usr/share/firefox /usr/share/man/man1/firefox.1.gz </text:p>
            </text:list-header>
          </text:list>
          <text:p text:style-name="P87"><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40">which: Arguably the most convenient tool of all, for a given pattern, which attempts to identify the executable. For example, typing: </text:p>
          <text:list>
            <text:list-header>
              <text:p text:style-name="P10">which firefox </text:p>
            </text:list-header>
          </text:list>
          <text:p text:style-name="P60">returns a single item: </text:p>
          <text:list text:continue-numbering="true">
            <text:list-header>
              <text:p text:style-name="P10">/usr/bin/firefox </text:p>
            </text:list-header>
          </text:list>
          <text:p text:style-name="P87"><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95" text:outline-level="3" text:is-list-header="true"><text:bookmark text:name="toc-Subsubsection-4.7.5"/>4.7.5 Kill runaway programs </text:h>
      <text:list xml:id="list4153726471" text:style-name="L29">
        <text:list-item>
          <text:p text:style-name="P41">Desktop</text:p>
          <text:list>
            <text:list-item>
              <text:p text:style-name="P41">Press <text:span text:style-name="T2">Ctrl-Alt-Esc</text:span> to change the cursor into an “x”. Click on any open screen to kill it, right-click to cancel. Be careful not to click on the desktop or your session will end abruptly. </text:p>
            </text:list-item>
            <text:list-item>
              <text:p text:style-name="P41">Task Manager: click <text:span text:style-name="T2">Start menu &gt; System &gt; Task Manager</text:span>, select process and right-click to stop, terminate or kill. </text:p>
            </text:list-item>
            <text:list-item>
              <text:p text:style-name="P41">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41">Terminal: Press <text:span text:style-name="T2">Ctrl-C</text:span>, which will usually stop a program/command you started in a terminal session. </text:p>
        </text:list-item>
        <text:list-item>
          <text:p text:style-name="P41">If the above solutions don’t work, try these more extreme methods (listed in increasing severity). </text:p>
          <text:list>
            <text:list-item>
              <text:p text:style-name="P41">Restart X. Press <text:span text:style-name="T2">Ctrl-Alt-Bksp</text:span> to kill all session processes, leaving you back at the login screen. Any unsaved work will be lost. </text:p>
            </text:list-item>
            <text:list-item>
              <text:p text:style-name="P41">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text:soft-page-break/>down correctly and reboot. The purpose of this magic key is to go through several stages that nurse your system safely out of a failure of some sort, and often only the first 2 letters are sufficient. </text:p>
              <text:p text:style-name="P88"><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41">If nothing else works, hold down the power button of your computer for 10 seconds or so until it shuts down. </text:p>
            </text:list-item>
          </text:list>
        </text:list-item>
      </text:list>
      <text:p text:style-name="P4"><draw:frame draw:style-name="fr1" draw:name="Image107" text:anchor-type="as-char" svg:width="6.5in" svg:height="3.8752in" draw:z-index="14"><draw:image xlink:href="../grafix/taskmanager.png" xlink:type="simple" xlink:show="embed" xlink:actuate="onLoad" loext:mime-type="image/png"/><svg:title>figure grafix/taskmanager.png</svg:title></draw:frame><text:s/></text:p>
      <text:p text:style-name="Caption"><text:span text:style-name="T5">Figure 4-11: Task Manager main screen, ready to kill a process.</text:span> </text:p>
      <text:h text:style-name="P95" text:outline-level="3"><text:bookmark text:name="toc-Subsubsection-4.7.6"/>4.7.6 Track performance </text:h>
      <text:h text:style-name="Heading_20_4" text:outline-level="4"><text:bookmark text:name="toc-Paragraph-73"/>General </text:h>
      <text:list xml:id="list3782869927" text:style-name="L30">
        <text:list-item>
          <text:p text:style-name="P42">GUI</text:p>
          <text:list>
            <text:list-item>
              <text:p text:style-name="P42">Click Start menu &gt; System &gt; System Profiler and Benchmark, where you can not only see a great many specifications but also run performance tests. </text:p>
            </text:list-item>
            <text:list-item>
              <text:p text:style-name="P42">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89"><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42">Conky. See Section 3.8.3. </text:p>
            </text:list-item>
          </text:list>
        </text:list-item>
        <text:list-item>
          <text:p text:style-name="P42">CLI</text:p>
          <text:list>
            <text:list-item>
              <text:p text:style-name="P42">lm-sensors. This hardware health monitoring package is installed by default in MX Linux. Open a terminal, become root, and enter:</text:p>
              <text:p text:style-name="P61"> sensors-detect </text:p>
              <text:p text:style-name="P61">Click Return to answer yes to all questions. When it has finished, you will be able to get detailed information about the readings of the sensors that are available on your system by opening a terminal and entering: <text:span text:style-name="T4">sensors</text:span>. </text:p>
              <text:p text:style-name="P89"><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Battery level is monitored by the Power Manager plugin on the Panel. A dedicated Panel plugin is also available. </text:p>
      <text:h text:style-name="P95" text:outline-level="3"><text:bookmark text:name="toc-Subsubsection-4.7.7"/>4.7.7 Schedule tasks </text:h>
      <text:list xml:id="list1334218346" text:style-name="L31">
        <text:list-item>
          <text:p text:style-name="P43">GUI</text:p>
          <text:list>
            <text:list-item>
              <text:p text:style-name="P43">Scheduled tasks (<text:span text:style-name="T2">gnome-schedule</text:span>). A very handy way to schedule system tasks without having to directly edit system files. Installed by default.</text:p>
              <text:p text:style-name="P9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43">CLI</text:p>
          <text:list>
            <text:list-item>
              <text:p text:style-name="P43">You can manually edit <text:span text:style-name="T2">crontab</text:span>, a simple text file that holds a list of commands that are to be run at specified times. </text:p>
              <text:p text:style-name="P90"><text:a xlink:type="simple" xlink:href="http://wiki.linuxquestions.org/wiki/Crontab" text:style-name="Internet_20_link" text:visited-style-name="Visited_20_Internet_20_Link"><text:span text:style-name="T1">Crontab overview</text:span></text:a><text:span text:style-name="T1"> </text:span></text:p>
              <text:p text:style-name="P90"><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96" text:outline-level="3" text:is-list-header="true"><text:bookmark text:name="toc-Subsubsection-4.7.8"/><text:soft-page-break/>4.7.8 Correct time </text:h>
      <text:p text:style-name="P3">If your clock time is always wrong, there are 4 possible issues: </text:p>
      <text:list xml:id="list1538570336" text:style-name="L32">
        <text:list-item>
          <text:p text:style-name="P80">wrong timezone </text:p>
        </text:list-item>
        <text:list-item>
          <text:p text:style-name="P80">wrong selection of UTC versus local time </text:p>
        </text:list-item>
        <text:list-item>
          <text:p text:style-name="P80">BIOS clock set wrong </text:p>
        </text:list-item>
        <text:list-item>
          <text:p text:style-name="P80">time drift </text:p>
        </text:list-item>
      </text:list>
      <text:p text:style-name="P3">These issues are most easily addressed by using 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1" draw:name="Image108" text:anchor-type="as-char" svg:width="2.552in" svg:height="3in" draw:z-index="15"><draw:image xlink:href="../grafix/TimesSettings.png" xlink:type="simple" xlink:show="embed" xlink:actuate="onLoad" loext:mime-type="image/png"/><svg:title>figure grafix/TimesSettings.png</svg:title></draw:frame><text:s/></text:p>
      <text:p text:style-name="Caption"><text:span text:style-name="T5">Figure 4-12: Screen of Time Settings, showing various options.</text:span> </text:p>
      <text:h text:style-name="P95" text:outline-level="3"><text:bookmark text:name="toc-Subsubsection-4.7.9"/>4.7.9 Show Key Lock </text:h>
      <text:p text:style-name="P4">On many laptops there is no indicator light for the activation of the CapsLock or NumLock keys, which can be very annoying. To solve this with an onscreen notifier, install <text:span text:style-name="T2">indicator-keylock</text:span> from the repos. </text:p>
      <text:h text:style-name="P13" text:outline-level="2"><text:bookmark text:name="toc-Subsection-4.8"/>4.8 Backup </text:h>
      <text:p text:style-name="P4">The most important practice is to back up your data and configuration files regularly, a process that is easy in MX Linux. It is highly recommended that you back up to a different drive than the one <text:soft-page-break/>your data is on! The average user will find one of the following graphical tools convenient, though CLI methods will also work. </text:p>
      <text:p text:style-name="P2"><draw:frame draw:style-name="fr1" draw:name="Image109" text:anchor-type="as-char" svg:width="4.8126in" svg:height="4.4689in" draw:z-index="16"><draw:image xlink:href="../grafix/luckybackup.png" xlink:type="simple" xlink:show="embed" xlink:actuate="onLoad" loext:mime-type="image/png"/><svg:title>figure grafix/luckybackup.png</svg:title></draw:frame><text:s/></text:p>
      <text:p text:style-name="Caption"><text:span text:style-name="T5">Figure 4-13: Main screen of Lucky Backup</text:span> </text:p>
      <text:list xml:id="list4203131856" text:style-name="L33">
        <text:list-item>
          <text:p text:style-name="P44">LuckyBackup. An easy program to back up and sync your files. Installed by default.</text:p>
          <text:p text:style-name="P91"><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44">SystemBack. Makes it easy to create backups of system and users configuration files.</text:p>
          <text:p text:style-name="P91"><text:a xlink:type="simple" xlink:href="https://launchpad.net/systemback" text:style-name="Internet_20_link" text:visited-style-name="Visited_20_Internet_20_Link"><text:span text:style-name="T1">SystemBack home page</text:span></text:a><text:span text:style-name="T1"> </text:span></text:p>
        </text:list-item>
        <text:list-item>
          <text:p text:style-name="P44">Cloud service. There are many cloud services that can be used for backing up or synching your data. DropBox and Google Drive are probably the best known, but many others exist. </text:p>
        </text:list-item>
        <text:list-item>
          <text:p text:style-name="P44">Cloning. Create a complete image of the hard drive.</text:p>
          <text:list>
            <text:list-item>
              <text:p text:style-name="P53"><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53"><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44">CLI commands for doing backups (rsync, rdiff, cp, dd, tar, etc.).</text:p>
          <text:p text:style-name="P91"><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4">See also Section 6.6.3 Save system to live ISO. </text:p>
      <text:h text:style-name="P96" text:outline-level="3"><text:bookmark text:name="toc-Subsubsection-4.8.1"/>4.8.1 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P96" text:outline-level="3"><text:bookmark text:name="toc-Subsubsection-4.8.2"/>4.8.2 Configuration files </text:h>
      <text:p text:style-name="P3">Here is a list of items to consider for backup. </text:p>
      <text:list xml:id="list3496928987" text:style-name="L34">
        <text:list-item>
          <text:p text:style-name="P81">/home. Holds most of the personal configuration files. </text:p>
        </text:list-item>
        <text:list-item>
          <text:p text:style-name="P81">/root. Holds the changes you have made as root. </text:p>
        </text:list-item>
        <text:list-item>
          <text:p text:style-name="P81">/etc/X11/xorg.conf. X configuration file, if there is one. </text:p>
        </text:list-item>
        <text:list-item>
          <text:p text:style-name="P81">The GRUB2 files /etc/grub.d/ and /etc/default/grub. </text:p>
        </text:list-item>
      </text:list>
      <text:h text:style-name="P95" text:outline-level="3" text:is-list-header="true"><text:bookmark text:name="toc-Subsubsection-4.8.3"/>4.8.3 List of installed program packages: </text:h>
      <text:p text:style-name="P4">It’s also a good idea to save in your /home directory a file that contains the list of programs that you have installed with Synaptic, apt-get or Gdebi. If in the future you need to reinstall, you can recover the names of the files for reinstallation. </text:p>
      <text:h text:style-name="P7"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ext:soft-page-break/>To reinstall ALL those packages at once: make sure that all needed repositories are enabled, then issue these commands one at a time: </text:p>
      <text:p text:style-name="Preformatted_20_Text">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13" text:outline-level="2"><text:bookmark text:name="toc-Subsection-4.9"/>4.9 Games </text:h>
      <text:p text:style-name="P4">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95" text:outline-level="3"><text:bookmark text:name="toc-Subsubsection-4.9.1"/>4.9.1 Adventure and Shooter Games </text:h>
      <text:list xml:id="list3210999071" text:style-name="L35">
        <text:list-item>
          <text:p text:style-name="P45">Chromium B.S.U.: A fast paced, arcade-style, top-scrolling space shooter. Installed by default.</text:p>
          <text:p text:style-name="P92"><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45">Beneath A Steel Sky: A science-fiction thriller set in a bleak post-apocalyptic vision of the future. </text:p>
          <text:p text:style-name="P92"><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45">Kq: A console-style role playing game, similar to Final Fantasy. </text:p>
          <text:p text:style-name="P92"><text:a xlink:type="simple" xlink:href="http://kqlives.sourceforge.net/" text:style-name="Internet_20_link" text:visited-style-name="Visited_20_Internet_20_Link"><text:span text:style-name="T1">Kq home page</text:span></text:a><text:span text:style-name="T1"> </text:span></text:p>
        </text:list-item>
        <text:list-item>
          <text:p text:style-name="P45">Mars. “A ridiculous shooter.” Protect your planet from the oncoming doom of your jealous neighbors!</text:p>
          <text:p text:style-name="P92"><text:a xlink:type="simple" xlink:href="http://mars-game.sourceforge.net/?page_id=972" text:style-name="Internet_20_link" text:visited-style-name="Visited_20_Internet_20_Link"><text:span text:style-name="T1">Mars home page</text:span></text:a><text:span text:style-name="T1"> </text:span></text:p>
        </text:list-item>
      </text:list>
      <text:p text:style-name="P4"><text:soft-page-break/><draw:frame draw:style-name="fr1" draw:name="Image110" text:anchor-type="as-char" svg:width="5.0102in" svg:height="3.9063in" draw:z-index="17"><draw:image xlink:href="../grafix/chromiumbsu.jpg" xlink:type="simple" xlink:show="embed" xlink:actuate="onLoad" loext:mime-type="image/jpeg"/><svg:title>figure grafix/chromiumbsu.jpg</svg:title></draw:frame><text:s/></text:p>
      <text:p text:style-name="Caption"><text:span text:style-name="T5">Figure 4-14: Enemy warships on the attack in Chromium B.S.U</text:span> </text:p>
      <text:h text:style-name="P96" text:outline-level="3"><text:bookmark text:name="toc-Subsubsection-4.9.2"/>4.9.2 Arcade Games </text:h>
      <text:list xml:id="list1326491373" text:style-name="L36">
        <text:list-item>
          <text:p text:style-name="P82">Defendguin: A clone of Defender, where your mission is to defend little penguins. </text:p>
          <text:p text:style-name="P82">Defendguin home page </text:p>
        </text:list-item>
        <text:list-item>
          <text:p text:style-name="P82">Frozen Bubble: Colored bubbles are frozen at the top of the playing screen. As the Ice Press descends, you must pop out groups of frozen bubbles before the Press reaches your shooter. </text:p>
          <text:p text:style-name="P82">Frozen Bubble home page </text:p>
        </text:list-item>
        <text:list-item>
          <text:p text:style-name="P82">Planet Penguin Racer: a fun racing game with your favorite penguin. </text:p>
        </text:list-item>
        <text:list-item>
          <text:p text:style-name="P82">Tuxracer home page </text:p>
        </text:list-item>
        <text:list-item>
          <text:p text:style-name="P82">Ri-li: A toy train game. </text:p>
          <text:p text:style-name="P82">Ri-li home page </text:p>
        </text:list-item>
        <text:list-item>
          <text:p text:style-name="P82">Supertux: A classic 2D jump’n’run side-scrolling game in a style similar to the original SuperMario games.</text:p>
          <text:p text:style-name="P82"><text:soft-page-break/>Supertux home page </text:p>
        </text:list-item>
        <text:list-item>
          <text:p text:style-name="P82">Supertuxkart: A much improved version of tuxkart. </text:p>
          <text:p text:style-name="P82">Supertuxcart home page </text:p>
        </text:list-item>
      </text:list>
      <text:p text:style-name="P4"><draw:frame draw:style-name="fr1" draw:name="Image111" text:anchor-type="as-char" svg:width="6.2602in" svg:height="4.8854in" draw:z-index="18"><draw:image xlink:href="../grafix/ri-li.jpg" xlink:type="simple" xlink:show="embed" xlink:actuate="onLoad" loext:mime-type="image/jpeg"/><svg:title>figure grafix/ri-li.jpg</svg:title></draw:frame><text:s/></text:p>
      <text:p text:style-name="P2"><text:span text:style-name="T5">Figure 4-15: Ri-li train needs a turn choice soon</text:span> </text:p>
      <text:h text:style-name="P96" text:outline-level="3"><text:bookmark text:name="toc-Subsubsection-4.9.3"/>4.9.3 Board Games </text:h>
      <text:list xml:id="list1269147969" text:style-name="L37">
        <text:list-item>
          <text:p text:style-name="P83">Gottcode games: of the ones available, Peg-E (Peg solitaire game) installed by default.</text:p>
          <text:p text:style-name="P83">Gottcode home page </text:p>
        </text:list-item>
        <text:list-item>
          <text:p text:style-name="P83">Mines (gnomines): A minesweeper game for 1 player. </text:p>
        </text:list-item>
        <text:list-item>
          <text:p text:style-name="P83">Do’SSi Zo’la: The goal of the basic Isola game is to block the opponent by destroying the squares which surround him. </text:p>
          <text:p text:style-name="P83"><text:soft-page-break/>Do'SSi Zo'la home page </text:p>
        </text:list-item>
        <text:list-item>
          <text:p text:style-name="P83">Gnuchess: A chess game. </text:p>
          <text:p text:style-name="P83">Gnuchess home page </text:p>
        </text:list-item>
      </text:list>
      <text:p text:style-name="P4"><draw:frame draw:style-name="fr1" draw:name="Image112" text:anchor-type="as-char" svg:width="4.8437in" svg:height="4.3335in" draw:z-index="19"><draw:image xlink:href="../grafix/Gnomine.png" xlink:type="simple" xlink:show="embed" xlink:actuate="onLoad" loext:mime-type="image/png"/><svg:title>figure grafix/Gnomine.png</svg:title></draw:frame><text:s/></text:p>
      <text:p text:style-name="P2"><text:span text:style-name="T5">Figure 4-16: High-tension moment in Mines.</text:span> </text:p>
      <text:h text:style-name="P96" text:outline-level="3"><text:bookmark text:name="toc-Subsubsection-4.9.4"/>4.9.4 Card Games </text:h>
      <text:p text:style-name="P3">Here are some fun card games available from the repos. </text:p>
      <text:list xml:id="list2437493677" text:style-name="L38">
        <text:list-item>
          <text:p text:style-name="P84">Hearts (gnome-hearts):The classic hearts game. </text:p>
          <text:p text:style-name="P84">Gnome-hearts home page </text:p>
        </text:list-item>
        <text:list-item>
          <text:p text:style-name="P84">Pysolfc: Over 1,000 solitaire games from a single application. </text:p>
          <text:p text:style-name="P84">Pysolfc home page </text:p>
        </text:list-item>
      </text:list>
      <text:h text:style-name="P97" text:outline-level="3" text:is-list-header="true"><text:bookmark text:name="toc-Subsubsection-4.9.5"/><text:soft-page-break/>4.9.5 Desktop Fun </text:h>
      <text:list xml:id="list3583582516" text:style-name="L39">
        <text:list-item>
          <text:p text:style-name="P46">Xpenguins. Penguins walk around your screen. Can be customized with other characters like Lemmings and Pooh Bear (need to allow programs to run in root window).</text:p>
          <text:p text:style-name="P93"><text:a xlink:type="simple" xlink:href="http://xpenguins.seul.org/" text:style-name="Internet_20_link" text:visited-style-name="Visited_20_Internet_20_Link"><text:span text:style-name="T1">Xpenguins home page</text:span></text:a><text:span text:style-name="T1"> </text:span></text:p>
        </text:list-item>
        <text:list-item>
          <text:p text:style-name="P46">Oneko. A cat (neko) follows your cursor (the mouse) around the screen. Can be customized with a dog or other animal. </text:p>
          <text:p text:style-name="P93"><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46">Algodoo. This free game presents a 2D physics sandbox where you can play with physics like never before. The playful synergy of science and art is novel, and makes it as educational as it is entertaining. </text:p>
          <text:p text:style-name="P93"><text:a xlink:type="simple" xlink:href="http://www.algodoo.com/" text:style-name="Internet_20_link" text:visited-style-name="Visited_20_Internet_20_Link"><text:span text:style-name="T1">Algodoo home page</text:span></text:a><text:span text:style-name="T1"> </text:span></text:p>
        </text:list-item>
        <text:list-item>
          <text:p text:style-name="P46">Xteddy. Puts a cute teddy on your desktop. Alternatively you can add your own image.</text:p>
          <text:p text:style-name="P93"><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46">Tuxpaint. A drawing program for kids of all ages.</text:p>
          <text:p text:style-name="P93"><text:a xlink:type="simple" xlink:href="http://www.tuxpaint.org/" text:style-name="Internet_20_link" text:visited-style-name="Visited_20_Internet_20_Link"><text:span text:style-name="T1">Tuxpaint home page</text:span></text:a><text:span text:style-name="T1"> </text:span></text:p>
        </text:list-item>
      </text:list>
      <text:p text:style-name="P4"><text:soft-page-break/><draw:frame draw:style-name="fr1" draw:name="Image113" text:anchor-type="as-char" svg:width="5.0102in" svg:height="3.9063in" draw:z-index="20"><draw:image xlink:href="../grafix/tuxpaint.jpg" xlink:type="simple" xlink:show="embed" xlink:actuate="onLoad" loext:mime-type="image/jpeg"/><svg:title>figure grafix/tuxpaint.jpg</svg:title></draw:frame><text:s/></text:p>
      <text:p text:style-name="Caption"><text:span text:style-name="T5">Figure 4-17: Budding genius at work in Tuxpaint</text:span> </text:p>
      <text:h text:style-name="P96" text:outline-level="3"><text:bookmark text:name="toc-Subsubsection-4.9.6"/>4.9.6 Children </text:h>
      <text:list xml:id="list1122876920" text:style-name="L40">
        <text:list-item>
          <text:p text:style-name="P85">Three age-appropriate packages of games and educational applications are available from MX Package Installer. </text:p>
        </text:list-item>
        <text:list-item>
          <text:p text:style-name="P85">In addition, Scratch is a free programming language and online community where you can create your own interactive stories, games, and animations. MX Package Installer.</text:p>
          <text:p text:style-name="P85">Home page: Scratch </text:p>
        </text:list-item>
      </text:list>
      <text:p text:style-name="P4"><text:soft-page-break/><draw:frame draw:style-name="fr1" draw:name="Image114" text:anchor-type="as-char" svg:width="6.25in" svg:height="5.4791in" draw:z-index="21"><draw:image xlink:href="../grafix/scratch.jpg" xlink:type="simple" xlink:show="embed" xlink:actuate="onLoad" loext:mime-type="image/jpeg"/><svg:title>figure grafix/scratch.jpg</svg:title></draw:frame><text:s/></text:p>
      <text:p text:style-name="Caption"><text:span text:style-name="T5">Figure 4-18: Coding screen for Dance Party using Scratch</text:span> </text:p>
      <text:h text:style-name="P96" text:outline-level="3"><text:bookmark text:name="toc-Subsubsection-4.9.7"/>4.9.7 Tactics &amp; Strategy Games </text:h>
      <text:list xml:id="list1749096485" text:style-name="L41">
        <text:list-item>
          <text:p text:style-name="P86">Freeciv: A clone of Sid Meyer’s Civilization© (version I), a turn-based multiplayer strategy game, in which each player becomes the leader of a stone age civilization, trying to gain ascendency as the ages progress. </text:p>
          <text:p text:style-name="P86">Freeciv home page </text:p>
          <text:p text:style-name="P86">How to play </text:p>
        </text:list-item>
        <text:list-item>
          <text:p text:style-name="P86">Lbreakout2: LBreakout2 is a breakout-style arcade game where you use your paddle to aim a ball at bricks until all bricks are destroyed. Many levels and surprises. Installed by default.</text:p>
          <text:p text:style-name="P86">Lgames home page </text:p>
        </text:list-item>
        <text:list-item>
          <text:p text:style-name="P86"><text:soft-page-break/>Lincity: A clone of the original Simcity. You must build and maintain a city and keep its people satisfied so that your population grows. </text:p>
          <text:p text:style-name="P86">Lincity home page </text:p>
        </text:list-item>
        <text:list-item>
          <text:p text:style-name="P86">Battle for Wesnoth: A highly-rated turn-based strategy game with a fantasy theme. Build your army and fight to regain the throne. </text:p>
          <text:p text:style-name="P86">Battle for Wesnoth home page </text:p>
        </text:list-item>
      </text:list>
      <text:p text:style-name="P4"><draw:frame draw:style-name="fr1" draw:name="Image115" text:anchor-type="as-char" svg:width="6.5311in" svg:height="5.1772in" draw:z-index="22"><draw:image xlink:href="../grafix/breakout.png" xlink:type="simple" xlink:show="embed" xlink:actuate="onLoad" loext:mime-type="image/png"/><svg:title>figure grafix/breakout.png</svg:title></draw:frame><text:s/></text:p>
      <text:p text:style-name="Caption"><text:span text:style-name="T5">Figure 4-19: Trying to break through the first wall in Lbreakout</text:span> </text:p>
      <text:h text:style-name="P96"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3" text:outline-level="2"><text:bookmark text:name="toc-Subsection-4.10"/><text:soft-page-break/>4.10 Google tools </text:h>
      <text:p text:style-name="P4"><draw:frame draw:style-name="fr1" draw:name="Image116" text:anchor-type="as-char" svg:width="8.3854in" svg:height="1.2811in" draw:z-index="23"><draw:image xlink:href="../grafix/TB.png" xlink:type="simple" xlink:show="embed" xlink:actuate="onLoad" loext:mime-type="image/png"/><svg:title>figure grafix/TB.png</svg:title></draw:frame><text:s/></text:p>
      <text:p text:style-name="Caption"><text:span text:style-name="T5">Figure 4-20: Integrated Google Calendar and Contacts in Thunderbird</text:span> </text:p>
      <text:h text:style-name="P96" text:outline-level="3"><text:bookmark text:name="toc-Subsubsection-4.10.1"/>4.10.1 Gmail </text:h>
      <text:p text:style-name="P3">Gmail accounts can be easily integrated into Thunderbird. Directions in the Help file. </text:p>
      <text:h text:style-name="P96"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96"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96" text:outline-level="3"><text:bookmark text:name="toc-Subsubsection-4.10.4"/>4.10.4 Gtasks </text:h>
      <text:p text:style-name="P3">Gtasks can be included in Thunderbird by ticking the Tasks entry of the calendar. </text:p>
      <text:h text:style-name="P96"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3815793949" text:style-name="L42">
        <text:list-item>
          <text:p text:style-name="P54"><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47">Open a terminal and enter:</text:p>
          <text:p text:style-name="P12">make-googleearth-package </text:p>
        </text:list-item>
        <text:list-item>
          <text:p text:style-name="P47"><text:soft-page-break/>Once that is finished, become root and type:</text:p>
          <text:p text:style-name="P12">dpkg -i googleearth*.deb </text:p>
        </text:list-item>
        <text:list-item>
          <text:p text:style-name="P47">An error message will appear on screen about dependency problems. Correct that by entering this last command (still as root):</text:p>
          <text:p text:style-name="P12">apt-get -f install </text:p>
        </text:list-item>
      </text:list>
      <text:p text:style-name="P4">Now finally Google Earth will appear in <text:span text:style-name="T2">Start menu &gt; Internet</text:span>. </text:p>
      <text:h text:style-name="P95" text:outline-level="3"><text:bookmark text:name="toc-Subsubsection-4.10.6"/>4.10.6 Google Talk </text:h>
      <text:p text:style-name="P5"><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0-29T10:40:02.498455355</dc:date>
    <meta:editing-duration>PT6M27S</meta:editing-duration>
    <meta:editing-cycles>4</meta:editing-cycles>
    <meta:generator>LibreOffice/5.4.2.2$Linux_X86_64 LibreOffice_project/22b09f6418e8c2d508a9eaf86b2399209b0990f4</meta:generator>
    <meta:document-statistic meta:table-count="0" meta:image-count="24" meta:object-count="0" meta:page-count="33" meta:paragraph-count="408" meta:word-count="4603" meta:character-count="27362" meta:non-whitespace-character-count="23051"/>
  </office:meta>
</office:document-meta>
</file>